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vertical-align="bottom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9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2.7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1cm" fo:min-width="4.0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5cm" svg:height="1.2cm" svg:x="0.3cm" svg:y="3.3cm">
          <text:p/>
        </draw:rect>
        <draw:custom-shape draw:style-name="gr2" draw:text-style-name="P1" draw:layer="layout" svg:width="0.9cm" svg:height="3.6cm" draw:transform="rotate (1.5707963267946) translate (0.5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9cm" svg:height="4.4cm" draw:transform="rotate (1.5707963267946) translate (4.2cm 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9cm" svg:height="17.3cm" draw:transform="rotate (1.5707963267946) translate (0.3cm 2.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5.756cm" svg:height="0.963cm" svg:x="6cm" svg:y="0.1cm">
          <draw:text-box>
            <text:p>Total Array of <text:s/>DoF</text:p>
          </draw:text-box>
        </draw:frame>
        <draw:frame draw:style-name="gr5" draw:text-style-name="P2" draw:layer="layout" svg:width="3.44cm" svg:height="1.361cm" svg:x="0.2cm" svg:y="5.925cm">
          <draw:text-box>
            <text:p text:style-name="P1"><text:span text:style-name="T1">V Tetrahedral</text:span></text:p>
            <text:p text:style-name="P1"><text:span text:style-name="T1">Vertices</text:span></text:p>
          </draw:text-box>
        </draw:frame>
        <draw:frame draw:style-name="gr6" draw:text-style-name="P2" draw:layer="layout" svg:width="3.313cm" svg:height="1.916cm" svg:x="4.804cm" svg:y="6cm">
          <draw:text-box>
            <text:p text:style-name="P1"><text:span text:style-name="T1">E(d-1) Edge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custom-shape draw:style-name="gr2" draw:text-style-name="P1" draw:layer="layout" svg:width="0.9cm" svg:height="4.4cm" draw:transform="rotate (1.5707963267946) translate (8.8cm 6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" draw:layer="layout" svg:width="3.596cm" svg:height="3.026cm" svg:x="9.404cm" svg:y="6.2cm">
          <draw:text-box>
            <text:p text:style-name="P1"><text:span text:style-name="T1">Tr(d-1)(d-2)/2</text:span></text:p>
            <text:p text:style-name="P1"><text:span text:style-name="T1">Triangle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custom-shape draw:style-name="gr2" draw:text-style-name="P1" draw:layer="layout" svg:width="0.9cm" svg:height="4.4cm" draw:transform="rotate (1.5707963267946) translate (13.5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4.574cm" svg:height="2.471cm" svg:x="13.53cm" svg:y="6.3cm">
          <draw:text-box>
            <text:p text:style-name="P1"><text:span text:style-name="T1">Te(d-1)(d-2)(d-3)/6</text:span></text:p>
            <text:p text:style-name="P1"><text:span text:style-name="T1">Tetrahedron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g>
          <draw:line draw:style-name="gr9" draw:text-style-name="P1" draw:layer="layout" svg:x1="1.9cm" svg:y1="8.9cm" svg:x2="0.5cm" svg:y2="10.1cm">
            <text:p/>
          </draw:line>
          <draw:line draw:style-name="gr9" draw:text-style-name="P1" draw:layer="layout" svg:x1="2.1cm" svg:y1="11cm" svg:x2="0.5cm" svg:y2="10.1cm">
            <text:p/>
          </draw:line>
          <draw:line draw:style-name="gr9" draw:text-style-name="P1" draw:layer="layout" svg:x1="2.1cm" svg:y1="11cm" svg:x2="1.9cm" svg:y2="8.9cm">
            <text:p/>
          </draw:line>
          <draw:line draw:style-name="gr9" draw:text-style-name="P1" draw:layer="layout" svg:x1="2.1cm" svg:y1="11cm" svg:x2="3.1cm" svg:y2="10cm">
            <text:p/>
          </draw:line>
          <draw:line draw:style-name="gr9" draw:text-style-name="P1" draw:layer="layout" svg:x1="0.5cm" svg:y1="10.1cm" svg:x2="3.1cm" svg:y2="10cm">
            <text:p/>
          </draw:line>
          <draw:line draw:style-name="gr9" draw:text-style-name="P1" draw:layer="layout" svg:x1="3.1cm" svg:y1="10cm" svg:x2="1.9cm" svg:y2="8.9cm">
            <text:p/>
          </draw:line>
        </draw:g>
        <draw:circle draw:style-name="gr10" draw:text-style-name="P1" draw:layer="layout" svg:width="0.3cm" svg:height="0.3cm" svg:x="2cm" svg:y="10.8cm">
          <text:p/>
        </draw:circle>
        <draw:g>
          <draw:line draw:style-name="gr9" draw:text-style-name="P1" draw:layer="layout" svg:x1="6.7cm" svg:y1="9cm" svg:x2="5.3cm" svg:y2="10.2cm">
            <text:p/>
          </draw:line>
          <draw:line draw:style-name="gr9" draw:text-style-name="P1" draw:layer="layout" svg:x1="6.9cm" svg:y1="11.1cm" svg:x2="5.3cm" svg:y2="10.2cm">
            <text:p/>
          </draw:line>
          <draw:line draw:style-name="gr9" draw:text-style-name="P1" draw:layer="layout" svg:x1="6.9cm" svg:y1="11.1cm" svg:x2="6.7cm" svg:y2="9cm">
            <text:p/>
          </draw:line>
          <draw:line draw:style-name="gr9" draw:text-style-name="P1" draw:layer="layout" svg:x1="6.9cm" svg:y1="11.1cm" svg:x2="7.9cm" svg:y2="10.1cm">
            <text:p/>
          </draw:line>
          <draw:line draw:style-name="gr9" draw:text-style-name="P1" draw:layer="layout" svg:x1="5.3cm" svg:y1="10.2cm" svg:x2="7.9cm" svg:y2="10.1cm">
            <text:p/>
          </draw:line>
          <draw:line draw:style-name="gr9" draw:text-style-name="P1" draw:layer="layout" svg:x1="7.9cm" svg:y1="10.1cm" svg:x2="6.7cm" svg:y2="9cm">
            <text:p/>
          </draw:line>
        </draw:g>
        <draw:g>
          <draw:line draw:style-name="gr9" draw:text-style-name="P1" draw:layer="layout" svg:x1="11.3cm" svg:y1="9.1cm" svg:x2="9.9cm" svg:y2="10.3cm">
            <text:p/>
          </draw:line>
          <draw:line draw:style-name="gr9" draw:text-style-name="P1" draw:layer="layout" svg:x1="11.5cm" svg:y1="11.2cm" svg:x2="9.9cm" svg:y2="10.3cm">
            <text:p/>
          </draw:line>
          <draw:line draw:style-name="gr9" draw:text-style-name="P1" draw:layer="layout" svg:x1="11.5cm" svg:y1="11.2cm" svg:x2="11.3cm" svg:y2="9.1cm">
            <text:p/>
          </draw:line>
          <draw:line draw:style-name="gr9" draw:text-style-name="P1" draw:layer="layout" svg:x1="11.5cm" svg:y1="11.2cm" svg:x2="12.5cm" svg:y2="10.2cm">
            <text:p/>
          </draw:line>
          <draw:line draw:style-name="gr9" draw:text-style-name="P1" draw:layer="layout" svg:x1="9.9cm" svg:y1="10.3cm" svg:x2="12.5cm" svg:y2="10.2cm">
            <text:p/>
          </draw:line>
          <draw:line draw:style-name="gr9" draw:text-style-name="P1" draw:layer="layout" svg:x1="12.5cm" svg:y1="10.2cm" svg:x2="11.3cm" svg:y2="9.1cm">
            <text:p/>
          </draw:line>
        </draw:g>
        <draw:circle draw:style-name="gr10" draw:text-style-name="P1" draw:layer="layout" svg:width="0.3cm" svg:height="0.3cm" svg:x="2.9cm" svg:y="9.8cm">
          <text:p/>
        </draw:circle>
        <draw:circle draw:style-name="gr10" draw:text-style-name="P1" draw:layer="layout" svg:width="0.3cm" svg:height="0.3cm" svg:x="0.4cm" svg:y="10cm">
          <text:p/>
        </draw:circle>
        <draw:circle draw:style-name="gr10" draw:text-style-name="P1" draw:layer="layout" svg:width="0.3cm" svg:height="0.3cm" svg:x="1.7cm" svg:y="8.8cm">
          <text:p/>
        </draw:circle>
        <draw:circle draw:style-name="gr10" draw:text-style-name="P1" draw:layer="layout" svg:width="0.3cm" svg:height="0.3cm" svg:x="5.6cm" svg:y="10.3cm">
          <text:p/>
        </draw:circle>
        <draw:circle draw:style-name="gr10" draw:text-style-name="P1" draw:layer="layout" svg:width="0.3cm" svg:height="0.3cm" svg:x="6.3cm" svg:y="10.7cm">
          <text:p/>
        </draw:circle>
        <draw:circle draw:style-name="gr10" draw:text-style-name="P1" draw:layer="layout" svg:width="0.3cm" svg:height="0.3cm" svg:x="10.7cm" svg:y="10cm">
          <text:p/>
        </draw:circle>
        <draw:circle draw:style-name="gr10" draw:text-style-name="P1" draw:layer="layout" svg:width="0.3cm" svg:height="0.3cm" svg:x="6.3cm" svg:y="10.7cm">
          <text:p/>
        </draw:circle>
        <draw:circle draw:style-name="gr10" draw:text-style-name="P1" draw:layer="layout" svg:width="0.3cm" svg:height="0.3cm" svg:x="11.1cm" svg:y="10.5cm">
          <text:p/>
        </draw:circle>
        <draw:circle draw:style-name="gr10" draw:text-style-name="P1" draw:layer="layout" svg:width="0.3cm" svg:height="0.3cm" svg:x="11.7cm" svg:y="10cm">
          <text:p/>
        </draw:circle>
        <draw:circle draw:style-name="gr10" draw:text-style-name="P1" draw:layer="layout" svg:width="0.3cm" svg:height="0.3cm" svg:x="11.1cm" svg:y="9.7cm">
          <text:p/>
        </draw:circle>
        <draw:g>
          <draw:line draw:style-name="gr9" draw:text-style-name="P1" draw:layer="layout" svg:x1="15.8cm" svg:y1="9.2cm" svg:x2="14.4cm" svg:y2="10.4cm">
            <text:p/>
          </draw:line>
          <draw:line draw:style-name="gr9" draw:text-style-name="P1" draw:layer="layout" svg:x1="16cm" svg:y1="11.3cm" svg:x2="14.4cm" svg:y2="10.4cm">
            <text:p/>
          </draw:line>
          <draw:line draw:style-name="gr9" draw:text-style-name="P1" draw:layer="layout" svg:x1="16cm" svg:y1="11.3cm" svg:x2="15.8cm" svg:y2="9.2cm">
            <text:p/>
          </draw:line>
          <draw:line draw:style-name="gr9" draw:text-style-name="P1" draw:layer="layout" svg:x1="16cm" svg:y1="11.3cm" svg:x2="17cm" svg:y2="10.3cm">
            <text:p/>
          </draw:line>
          <draw:line draw:style-name="gr9" draw:text-style-name="P1" draw:layer="layout" svg:x1="14.4cm" svg:y1="10.4cm" svg:x2="17cm" svg:y2="10.3cm">
            <text:p/>
          </draw:line>
          <draw:line draw:style-name="gr9" draw:text-style-name="P1" draw:layer="layout" svg:x1="17cm" svg:y1="10.3cm" svg:x2="15.8cm" svg:y2="9.2cm">
            <text:p/>
          </draw:line>
        </draw:g>
        <draw:circle draw:style-name="gr10" draw:text-style-name="P1" draw:layer="layout" svg:width="0.3cm" svg:height="0.3cm" svg:x="15.6cm" svg:y="10.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41cm" fo:margin-bottom="0.007cm" fo:margin-left="0cm" fo:margin-right="0cm" fo:page-width="18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é Delingette</meta:initial-creator>
    <meta:creation-date>2014-02-12T08:45:36.97</meta:creation-date>
    <dc:date>2015-07-21T10:16:48.17</dc:date>
    <dc:creator>Herve Delingette</dc:creator>
    <meta:editing-duration>PT4M54S</meta:editing-duration>
    <meta:editing-cycles>2</meta:editing-cycles>
    <meta:generator>OpenOffice/4.1.1$Win32 OpenOffice.org_project/411m6$Build-9775</meta:generator>
    <meta:document-statistic meta:object-count="51"/>
  </office:meta>
</office:document-meta>
</file>